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xml:id="id1" draw:id="id1" draw:layer="layout" svg:width="3.334cm" svg:height="0.963cm" draw:transform="rotate (-0.569675467852028) translate (7.591cm 4.614cm)">
          <draw:text-box>
            <text:p>Викладач</text:p>
          </draw:text-box>
        </draw:frame>
        <draw:frame draw:style-name="gr2" xml:id="id2" draw:id="id2" draw:layer="layout" svg:width="2.501cm" svg:height="0.963cm" draw:transform="rotate (-0.542273798595722) translate (7.102cm 6.719cm)">
          <draw:text-box draw:corner-radius="0.223cm">
            <text:p>Учень</text:p>
          </draw:text-box>
        </draw:frame>
        <draw:connector draw:style-name="gr3" draw:text-style-name="P1" draw:layer="layout" draw:line-skew="-1.053cm" svg:x1="7.332cm" svg:y1="5.019cm" svg:x2="6.854cm" svg:y2="7.131cm" draw:start-shape="id1" draw:start-glue-point="3" draw:end-shape="id2" draw:end-glue-point="3" svg:d="M7332 5019h-2197v2112h17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09:41:56.91</meta:creation-date>
    <dc:date>2019-10-29T09:47:54.53</dc:date>
    <dc:creator>Test Test</dc:creator>
    <meta:editing-duration>PT5M57S</meta:editing-duration>
    <meta:editing-cycles>1</meta:editing-cycles>
    <meta:document-statistic meta:object-count="3"/>
    <meta:generator>OpenOffice/4.1.7$Win32 OpenOffice.org_project/417m1$Build-9800</meta:generator>
  </office:meta>
</office:document-meta>
</file>